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Liberation Mono2" svg:font-family="'Liberation Mono'" style:font-family-generic="modern" style:font-pitch="fixed"/>
    <style:font-face style:name="Liberation Mono" svg:font-family="'Liberation Mono'" style:font-adornments="Normal" style:font-family-generic="modern" style:font-pitch="fixed"/>
    <style:font-face style:name="Liberation Mono1" svg:font-family="'Liberation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ula2" style:family="table">
      <style:table-properties style:width="17.011cm" table:align="margins"/>
    </style:style>
    <style:style style:name="Taula2.A" style:family="table-column">
      <style:table-column-properties style:column-width="5.671cm" style:rel-column-width="21845*"/>
    </style:style>
    <style:style style:name="Taula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ula2.C1" style:family="table-cell">
      <style:table-cell-properties fo:background-color="#999999" fo:padding="0.097cm" fo:border="0.05pt solid #000000">
        <style:background-image/>
      </style:table-cell-properties>
    </style:style>
    <style:style style:name="Taula2.A2" style:family="table-cell">
      <style:table-cell-properties fo:padding="0.097cm" fo:border-left="0.05pt solid #000000" fo:border-right="none" fo:border-top="none" fo:border-bottom="0.05pt solid #000000"/>
    </style:style>
    <style:style style:name="Taula2.B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0.05pt solid #000000" fo:border-top="none" fo:border-bottom="0.05pt solid #000000"/>
    </style:style>
    <style:style style:name="Taula2.A3" style:family="table-cell">
      <style:table-cell-properties fo:padding="0.097cm" fo:border-left="0.05pt solid #000000" fo:border-right="none" fo:border-top="none" fo:border-bottom="0.05pt solid #000000"/>
    </style:style>
    <style:style style:name="Taula2.B3" style:family="table-cell">
      <style:table-cell-properties fo:padding="0.097cm" fo:border-left="0.05pt solid #000000" fo:border-right="none" fo:border-top="none" fo:border-bottom="0.05pt solid #000000"/>
    </style:style>
    <style:style style:name="Taula2.C3" style:family="table-cell">
      <style:table-cell-properties fo:padding="0.097cm" fo:border-left="0.05pt solid #000000" fo:border-right="0.05pt solid #000000" fo:border-top="none" fo:border-bottom="0.05pt solid #000000"/>
    </style:style>
    <style:style style:name="Taula2.A4" style:family="table-cell">
      <style:table-cell-properties fo:padding="0.097cm" fo:border-left="0.05pt solid #000000" fo:border-right="none" fo:border-top="none" fo:border-bottom="0.05pt solid #000000"/>
    </style:style>
    <style:style style:name="Taula2.B4" style:family="table-cell">
      <style:table-cell-properties fo:padding="0.097cm" fo:border-left="0.05pt solid #000000" fo:border-right="none" fo:border-top="none" fo:border-bottom="0.05pt solid #000000"/>
    </style:style>
    <style:style style:name="Taula2.C4" style:family="table-cell">
      <style:table-cell-properties fo:padding="0.097cm" fo:border-left="0.05pt solid #000000" fo:border-right="0.05pt solid #000000" fo:border-top="none" fo:border-bottom="0.05pt solid #000000"/>
    </style:style>
    <style:style style:name="Taula2.A5" style:family="table-cell">
      <style:table-cell-properties fo:padding="0.097cm" fo:border-left="0.05pt solid #000000" fo:border-right="none" fo:border-top="none" fo:border-bottom="0.05pt solid #000000"/>
    </style:style>
    <style:style style:name="Taula2.B5" style:family="table-cell">
      <style:table-cell-properties fo:padding="0.097cm" fo:border-left="0.05pt solid #000000" fo:border-right="none" fo:border-top="none" fo:border-bottom="0.05pt solid #000000"/>
    </style:style>
    <style:style style:name="Taula2.C5"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none" fo:border-top="none" fo:border-bottom="0.05pt solid #000000"/>
    </style:style>
    <style:style style:name="Taula2.B6" style:family="table-cell">
      <style:table-cell-properties fo:padding="0.097cm" fo:border-left="0.05pt solid #000000" fo:border-right="none" fo:border-top="none" fo:border-bottom="0.05pt solid #000000"/>
    </style:style>
    <style:style style:name="Taula2.C6" style:family="table-cell">
      <style:table-cell-properties fo:padding="0.097cm" fo:border-left="0.05pt solid #000000" fo:border-right="0.05pt solid #000000" fo:border-top="none" fo:border-bottom="0.05pt solid #000000"/>
    </style:style>
    <style:style style:name="Taula2.A7" style:family="table-cell">
      <style:table-cell-properties fo:padding="0.097cm" fo:border-left="0.05pt solid #000000" fo:border-right="none" fo:border-top="none" fo:border-bottom="0.05pt solid #000000"/>
    </style:style>
    <style:style style:name="Taula2.B7" style:family="table-cell">
      <style:table-cell-properties fo:padding="0.097cm" fo:border-left="0.05pt solid #000000" fo:border-right="none" fo:border-top="none" fo:border-bottom="0.05pt solid #000000"/>
    </style:style>
    <style:style style:name="Taula2.C7" style:family="table-cell">
      <style:table-cell-properties fo:padding="0.097cm" fo:border-left="0.05pt solid #000000" fo:border-right="0.05pt solid #000000" fo:border-top="none" fo:border-bottom="0.05pt solid #000000"/>
    </style:style>
    <style:style style:name="Taula2.A8" style:family="table-cell">
      <style:table-cell-properties fo:padding="0.097cm" fo:border-left="0.05pt solid #000000" fo:border-right="none" fo:border-top="none" fo:border-bottom="0.05pt solid #000000"/>
    </style:style>
    <style:style style:name="Taula2.B8" style:family="table-cell">
      <style:table-cell-properties fo:padding="0.097cm" fo:border-left="0.05pt solid #000000" fo:border-right="none" fo:border-top="none" fo:border-bottom="0.05pt solid #000000"/>
    </style:style>
    <style:style style:name="Taula2.C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1pt" fo:language="ca" fo:country="ES" officeooo:rsid="0064e24a" officeooo:paragraph-rsid="006921a5" style:font-size-asian="11pt" style:font-name-complex="Arial" style:font-size-complex="11pt"/>
    </style:style>
    <style:style style:name="P12" style:family="paragraph" style:parent-style-name="Standard">
      <style:paragraph-properties fo:text-align="justify" style:justify-single-word="false"/>
      <style:text-properties fo:color="#000000" style:font-name="Arial" fo:font-size="11pt" fo:language="ca" fo:country="ES" officeooo:rsid="00743eed" officeooo:paragraph-rsid="00743eed" style:font-size-asian="11pt" style:font-name-complex="Arial" style:font-size-complex="11pt"/>
    </style:style>
    <style:style style:name="P13" style:family="paragraph" style:parent-style-name="Standard">
      <style:paragraph-properties fo:text-align="justify" style:justify-single-word="false"/>
      <style:text-properties fo:color="#000000" style:font-name="Arial" fo:font-size="11pt" fo:language="ca" fo:country="ES" officeooo:rsid="00760cb0" officeooo:paragraph-rsid="00760cb0" style:font-size-asian="11pt" style:font-name-complex="Arial" style:font-size-complex="11pt"/>
    </style:style>
    <style:style style:name="P14" style:family="paragraph" style:parent-style-name="Standard">
      <style:paragraph-properties fo:text-align="justify" style:justify-single-word="false"/>
      <style:text-properties fo:color="#000000" style:font-name="Arial" fo:font-size="11pt" fo:language="ca" fo:country="ES" officeooo:rsid="005f2498" officeooo:paragraph-rsid="00743eed" style:font-size-asian="11pt" style:font-name-complex="Arial" style:font-size-complex="11pt"/>
    </style:style>
    <style:style style:name="P15" style:family="paragraph" style:parent-style-name="Standard">
      <style:paragraph-properties fo:text-align="justify" style:justify-single-word="false"/>
      <style:text-properties fo:color="#000000" style:font-name="Arial" fo:font-size="11pt" fo:language="ca" fo:country="ES" officeooo:rsid="00787ad3" officeooo:paragraph-rsid="00787ad3" style:font-size-asian="11pt" style:font-name-complex="Arial" style:font-size-complex="11pt"/>
    </style:style>
    <style:style style:name="P16" style:family="paragraph" style:parent-style-name="Standard">
      <style:paragraph-properties fo:text-align="justify" style:justify-single-word="false"/>
      <style:text-properties fo:color="#000000" style:font-name="Arial" fo:font-size="11pt" fo:language="ca" fo:country="ES" officeooo:rsid="00787ad3" officeooo:paragraph-rsid="0079024e" style:font-size-asian="11pt" style:font-name-complex="Arial" style:font-size-complex="11pt"/>
    </style:style>
    <style:style style:name="P17" style:family="paragraph" style:parent-style-name="Standard">
      <style:paragraph-properties fo:text-align="justify" style:justify-single-word="false"/>
      <style:text-properties fo:color="#000000" style:font-name="Arial" fo:font-size="11pt" fo:language="ca" fo:country="ES" officeooo:rsid="0079024e" officeooo:paragraph-rsid="0079024e" style:font-size-asian="11pt" style:font-name-complex="Arial" style:font-size-complex="11pt"/>
    </style:style>
    <style:style style:name="P18" style:family="paragraph" style:parent-style-name="Standard">
      <style:paragraph-properties fo:text-align="justify" style:justify-single-word="false"/>
      <style:text-properties fo:color="#000000" style:font-name="Arial" fo:font-size="11pt" fo:language="ca" fo:country="ES" officeooo:rsid="007d3075" officeooo:paragraph-rsid="007d3075" style:font-size-asian="11pt" style:font-name-complex="Arial" style:font-size-complex="11pt"/>
    </style:style>
    <style:style style:name="P19" style:family="paragraph" style:parent-style-name="Standard">
      <style:paragraph-properties fo:text-align="justify" style:justify-single-word="false"/>
      <style:text-properties fo:color="#000000" style:font-name="Arial" fo:font-size="11pt" fo:language="ca" fo:country="ES" officeooo:rsid="007e1ccc" officeooo:paragraph-rsid="007e1ccc" style:font-size-asian="11pt" style:font-name-complex="Arial" style:font-size-complex="11pt"/>
    </style:style>
    <style:style style:name="P20" style:family="paragraph" style:parent-style-name="Standard">
      <style:paragraph-properties fo:text-align="justify" style:justify-single-word="false"/>
      <style:text-properties fo:color="#000000" style:font-name="Arial" fo:font-size="11pt" fo:language="ca" fo:country="ES" officeooo:rsid="0080b7c5" officeooo:paragraph-rsid="0080b7c5" style:font-size-asian="11pt" style:font-name-complex="Arial" style:font-size-complex="11pt"/>
    </style:style>
    <style:style style:name="P21" style:family="paragraph" style:parent-style-name="Standard">
      <style:paragraph-properties fo:text-align="justify" style:justify-single-word="false"/>
      <style:text-properties fo:color="#000000" style:font-name="Arial" fo:font-size="11pt" fo:language="ca" fo:country="ES" officeooo:rsid="0080f10d" officeooo:paragraph-rsid="0080f10d" style:font-size-asian="11pt" style:font-name-complex="Arial" style:font-size-complex="11pt"/>
    </style:style>
    <style:style style:name="P22" style:family="paragraph" style:parent-style-name="Standard">
      <style:paragraph-properties fo:text-align="justify" style:justify-single-word="false"/>
      <style:text-properties fo:color="#000000" style:font-name="Arial" fo:font-size="11pt" fo:language="ca" fo:country="ES" officeooo:rsid="0080f10d" officeooo:paragraph-rsid="0081aea9" style:font-size-asian="11pt" style:font-name-complex="Arial" style:font-size-complex="11pt"/>
    </style:style>
    <style:style style:name="P23" style:family="paragraph" style:parent-style-name="Standard">
      <style:paragraph-properties fo:text-align="justify" style:justify-single-word="false"/>
      <style:text-properties fo:color="#000000" style:font-name="Arial" fo:font-size="11pt" fo:language="ca" fo:country="ES" officeooo:rsid="0081aea9" officeooo:paragraph-rsid="0081aea9" style:font-size-asian="11pt" style:font-name-complex="Arial" style:font-size-complex="11pt"/>
    </style:style>
    <style:style style:name="P24" style:family="paragraph" style:parent-style-name="Standard">
      <style:paragraph-properties fo:text-align="justify" style:justify-single-word="false"/>
      <style:text-properties fo:color="#000000" style:font-name="Arial" fo:font-size="11pt" fo:language="ca" fo:country="ES" officeooo:rsid="0082bd34" officeooo:paragraph-rsid="0082bd34" style:font-size-asian="11pt" style:font-name-complex="Arial" style:font-size-complex="11pt"/>
    </style:style>
    <style:style style:name="P25" style:family="paragraph" style:parent-style-name="Standard">
      <style:paragraph-properties fo:text-align="justify" style:justify-single-word="false"/>
      <style:text-properties fo:color="#000000" style:font-name="Arial" fo:font-size="11pt" fo:language="ca" fo:country="ES" officeooo:rsid="0082bd34" officeooo:paragraph-rsid="0085fcf5" style:font-size-asian="11pt" style:font-name-complex="Arial" style:font-size-complex="11pt"/>
    </style:style>
    <style:style style:name="P26" style:family="paragraph" style:parent-style-name="Standard">
      <style:paragraph-properties fo:text-align="justify" style:justify-single-word="false"/>
      <style:text-properties fo:color="#000000" style:font-name="Arial" fo:font-size="11pt" fo:language="ca" fo:country="ES" officeooo:rsid="0083bc84" officeooo:paragraph-rsid="008576ba" style:font-size-asian="11pt" style:font-name-complex="Arial" style:font-size-complex="11pt"/>
    </style:style>
    <style:style style:name="P27" style:family="paragraph" style:parent-style-name="Standard">
      <style:paragraph-properties fo:text-align="justify" style:justify-single-word="false"/>
      <style:text-properties fo:color="#000000" style:font-name="Arial" fo:font-size="11pt" fo:language="ca" fo:country="ES" officeooo:rsid="008576ba" officeooo:paragraph-rsid="008576ba" style:font-size-asian="11pt" style:font-name-complex="Arial" style:font-size-complex="11pt"/>
    </style:style>
    <style:style style:name="P28" style:family="paragraph" style:parent-style-name="Standard">
      <style:paragraph-properties fo:text-align="justify" style:justify-single-word="false"/>
      <style:text-properties fo:color="#000000" style:font-name="Arial" fo:font-size="11pt" fo:language="ca" fo:country="ES" officeooo:rsid="008576ba" officeooo:paragraph-rsid="0085fcf5" style:font-size-asian="11pt" style:font-name-complex="Arial" style:font-size-complex="11pt"/>
    </style:style>
    <style:style style:name="P29" style:family="paragraph" style:parent-style-name="Standard">
      <style:paragraph-properties fo:text-align="justify" style:justify-single-word="false"/>
      <style:text-properties fo:color="#000000" style:font-name="Arial" fo:font-size="11pt" fo:language="ca" fo:country="ES" officeooo:rsid="0085fcf5" officeooo:paragraph-rsid="0085fcf5" style:font-size-asian="11pt" style:font-name-complex="Arial" style:font-size-complex="11pt"/>
    </style:style>
    <style:style style:name="P30" style:family="paragraph" style:parent-style-name="Standard">
      <style:paragraph-properties fo:text-align="justify" style:justify-single-word="false"/>
      <style:text-properties fo:color="#000000" style:font-name="Arial" fo:font-size="11pt" fo:language="ca" fo:country="ES" fo:font-style="normal" officeooo:rsid="00743eed" officeooo:paragraph-rsid="0079024e" style:font-size-asian="11pt" style:font-style-asian="normal" style:font-name-complex="Arial" style:font-size-complex="11pt" style:font-style-complex="normal"/>
    </style:style>
    <style:style style:name="P31" style:family="paragraph" style:parent-style-name="Standard">
      <style:paragraph-properties fo:text-align="justify" style:justify-single-word="false"/>
      <style:text-properties fo:color="#000000" style:font-name="Arial" fo:font-size="11pt" fo:language="ca" fo:country="ES" fo:font-style="normal" officeooo:rsid="006588d4" officeooo:paragraph-rsid="006921a5" style:font-size-asian="11pt" style:font-style-asian="normal" style:font-name-complex="Arial" style:font-size-complex="11pt" style:font-style-complex="normal"/>
    </style:style>
    <style:style style:name="P32" style:family="paragraph" style:parent-style-name="Standard">
      <style:paragraph-properties fo:text-align="justify" style:justify-single-word="false"/>
      <style:text-properties fo:color="#000000" style:font-name="Arial" fo:font-size="11pt" fo:language="ca" fo:country="ES" fo:font-weight="bold" officeooo:rsid="00787ad3" officeooo:paragraph-rsid="00787ad3" style:font-size-asian="11pt" style:font-weight-asian="bold" style:font-name-complex="Arial" style:font-size-complex="11pt" style:font-weight-complex="bold"/>
    </style:style>
    <style:style style:name="P33" style:family="paragraph" style:parent-style-name="Standard">
      <style:paragraph-properties fo:text-align="justify" style:justify-single-word="false"/>
      <style:text-properties fo:color="#000000" style:font-name="Arial" fo:font-size="11pt" fo:language="ca" fo:country="ES" fo:font-weight="bold" officeooo:rsid="007d3075" officeooo:paragraph-rsid="007d3075" style:font-size-asian="11pt" style:font-weight-asian="bold" style:font-name-complex="Arial" style:font-size-complex="11pt" style:font-weight-complex="bold"/>
    </style:style>
    <style:style style:name="P34" style:family="paragraph" style:parent-style-name="Standard">
      <style:paragraph-properties fo:text-align="justify" style:justify-single-word="false"/>
      <style:text-properties fo:color="#000000" style:font-name="Arial" fo:font-size="11pt" fo:language="ca" fo:country="ES" fo:font-weight="bold" officeooo:rsid="0080f10d" officeooo:paragraph-rsid="0080f10d" style:font-size-asian="11pt" style:font-weight-asian="bold" style:font-name-complex="Arial" style:font-size-complex="11pt" style:font-weight-complex="bold"/>
    </style:style>
    <style:style style:name="P35" style:family="paragraph" style:parent-style-name="Standard">
      <style:paragraph-properties fo:text-align="justify" style:justify-single-word="false"/>
      <style:text-properties fo:color="#000000" style:font-name="Arial" fo:font-size="11pt" fo:language="ca" fo:country="ES" fo:font-weight="bold" officeooo:rsid="0081aea9" officeooo:paragraph-rsid="0081aea9" style:font-size-asian="11pt" style:font-weight-asian="bold" style:font-name-complex="Arial" style:font-size-complex="11pt" style:font-weight-complex="bold"/>
    </style:style>
    <style:style style:name="P36" style:family="paragraph" style:parent-style-name="Standard">
      <style:paragraph-properties fo:text-align="justify" style:justify-single-word="false"/>
      <style:text-properties fo:color="#000000" style:font-name="Arial" fo:font-size="11pt" fo:language="ca" fo:country="ES" fo:font-weight="bold" officeooo:rsid="0085fcf5" officeooo:paragraph-rsid="0085fcf5" style:font-size-asian="11pt" style:font-weight-asian="bold" style:font-name-complex="Arial" style:font-size-complex="11pt" style:font-weight-complex="bold"/>
    </style:style>
    <style:style style:name="P37" style:family="paragraph" style:parent-style-name="Standard">
      <style:paragraph-properties fo:text-align="justify" style:justify-single-word="false"/>
      <style:text-properties fo:color="#000000" style:font-name="Arial" fo:font-size="11pt" fo:language="ca" fo:country="ES" fo:font-weight="bold" officeooo:rsid="0083bc84" officeooo:paragraph-rsid="008576ba" style:font-size-asian="11pt" style:font-weight-asian="bold" style:font-name-complex="Arial" style:font-size-complex="11pt" style:font-weight-complex="bold"/>
    </style:style>
    <style:style style:name="P38" style:family="paragraph" style:parent-style-name="Standard">
      <style:text-properties style:font-name="Arial" fo:font-size="12pt" fo:language="ca" fo:country="ES" fo:font-weight="bold" style:font-size-asian="12pt" style:font-weight-asian="bold" style:font-size-complex="12pt" style:font-weight-complex="bold"/>
    </style:style>
    <style:style style:name="P39" style:family="paragraph" style:parent-style-name="Standard">
      <style:text-properties fo:language="ca" fo:country="ES"/>
    </style:style>
    <style:style style:name="P40"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47c174" officeooo:paragraph-rsid="00589d9e" style:font-size-asian="16pt" style:font-weight-asian="bold" style:font-size-complex="16pt"/>
    </style:style>
    <style:style style:name="P41"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5a755e" officeooo:paragraph-rsid="00589d9e" style:font-size-asian="16pt" style:font-weight-asian="bold" style:font-size-complex="16pt"/>
    </style:style>
    <style:style style:name="P42"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43"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44"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45"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46"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47" style:family="paragraph" style:parent-style-name="Normal_20__28_Web_29_">
      <style:paragraph-properties fo:margin-top="0cm" fo:margin-bottom="0cm" loext:contextual-spacing="false" fo:text-align="justify" style:justify-single-word="false"/>
      <style:text-properties fo:font-size="10pt" fo:language="ca" fo:country="ES" officeooo:rsid="006bbbd5" officeooo:paragraph-rsid="006bbbd5" fo:background-color="#ffff00" style:font-size-asian="10pt" style:font-name-complex="Arial"/>
    </style:style>
    <style:style style:name="P48"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6bbbd5" fo:background-color="transparent" style:font-size-asian="10pt" style:font-name-complex="Arial"/>
    </style:style>
    <style:style style:name="P49"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50"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51"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rsid="006921a5" officeooo:paragraph-rsid="006921a5" style:font-size-asian="11pt" style:font-weight-asian="bold" style:font-name-complex="Arial" style:font-size-complex="11pt" style:font-weight-complex="bold"/>
    </style:style>
    <style:style style:name="P52" style:family="paragraph" style:parent-style-name="Normal_20__28_Web_29_">
      <style:paragraph-properties fo:margin-top="0cm" fo:margin-bottom="0.212cm" loext:contextual-spacing="false" fo:text-align="justify" style:justify-single-word="false"/>
    </style:style>
    <style:style style:name="P53"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54" style:family="paragraph" style:parent-style-name="Normal_20__28_Web_29_">
      <style:paragraph-properties fo:margin-top="0cm" fo:margin-bottom="0.212cm" loext:contextual-spacing="false" fo:text-align="justify" style:justify-single-word="false"/>
      <style:text-properties fo:font-size="10pt" fo:language="ca" fo:country="ES" fo:background-color="transparent" style:font-size-asian="10pt" style:font-name-complex="Arial"/>
    </style:style>
    <style:style style:name="P55" style:family="paragraph" style:parent-style-name="Normal_20__28_Web_29_">
      <style:paragraph-properties fo:text-align="justify" style:justify-single-word="false"/>
      <style:text-properties fo:font-size="10pt" fo:language="ca" fo:country="ES" style:font-size-asian="10pt"/>
    </style:style>
    <style:style style:name="P56" style:family="paragraph" style:parent-style-name="Normal_20__28_Web_29_">
      <style:paragraph-properties fo:text-align="justify" style:justify-single-word="false"/>
      <style:text-properties fo:font-size="10pt" fo:language="ca" fo:country="ES" officeooo:paragraph-rsid="0086cbf4" style:font-size-asian="10pt"/>
    </style:style>
    <style:style style:name="P57" style:family="paragraph" style:parent-style-name="Standard">
      <style:paragraph-properties fo:text-align="justify" style:justify-single-word="false" fo:break-before="page"/>
      <style:text-properties fo:color="#000000" style:font-name="Arial" fo:font-size="11pt" fo:language="ca" fo:country="ES" officeooo:rsid="0081aea9" officeooo:paragraph-rsid="0081aea9" style:font-size-asian="11pt" style:font-name-complex="Arial" style:font-size-complex="11pt"/>
    </style:style>
    <style:style style:name="P58" style:family="paragraph" style:parent-style-name="Table_20_Contents">
      <style:paragraph-properties fo:text-align="justify" style:justify-single-word="false"/>
      <style:text-properties style:font-name="Arial" officeooo:rsid="00743eed" officeooo:paragraph-rsid="0079024e"/>
    </style:style>
    <style:style style:name="P59" style:family="paragraph" style:parent-style-name="Table_20_Contents">
      <style:paragraph-properties fo:text-align="center" style:justify-single-word="false"/>
      <style:text-properties style:font-name="Arial" officeooo:rsid="00743eed" officeooo:paragraph-rsid="0079024e"/>
    </style:style>
    <style:style style:name="P60" style:family="paragraph" style:parent-style-name="Table_20_Contents">
      <style:paragraph-properties fo:text-align="justify" style:justify-single-word="false">
        <style:tab-stops>
          <style:tab-stop style:position="3.5cm" style:type="char" style:char=","/>
        </style:tab-stops>
      </style:paragraph-properties>
      <style:text-properties style:font-name="Arial" officeooo:rsid="00760cb0" officeooo:paragraph-rsid="0079024e"/>
    </style:style>
    <style:style style:name="P61" style:family="paragraph" style:parent-style-name="Table_20_Contents">
      <style:paragraph-properties fo:text-align="justify" style:justify-single-word="false">
        <style:tab-stops>
          <style:tab-stop style:position="3.5cm" style:type="char" style:char=","/>
        </style:tab-stops>
      </style:paragraph-properties>
      <style:text-properties style:font-name="Arial" fo:font-size="10pt" officeooo:rsid="00760cb0" officeooo:paragraph-rsid="0079024e" style:font-name-asian="Times New Roman" style:font-size-asian="10pt" style:font-name-complex="Times New Roman" style:font-size-complex="10pt"/>
    </style:style>
    <style:style style:name="P62"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tab-stops>
          <style:tab-stop style:position="3.496cm" style:type="char" style:char=","/>
        </style:tab-stops>
      </style:paragraph-properties>
      <style:text-properties style:font-name="Arial" officeooo:rsid="00760cb0" officeooo:paragraph-rsid="0079024e" fo:hyphenate="false"/>
    </style:style>
    <style:style style:name="P63" style:family="paragraph" style:parent-style-name="Standard" style:list-style-name="L33">
      <style:paragraph-properties style:line-height-at-least="0.564cm"/>
      <style:text-properties style:font-name="Arial" fo:language="ca" fo:country="ES"/>
    </style:style>
    <style:style style:name="P64" style:family="paragraph" style:parent-style-name="Standard" style:list-style-name="L34">
      <style:paragraph-properties fo:text-align="justify" style:justify-single-word="false"/>
      <style:text-properties fo:color="#000000" style:font-name="Arial" fo:font-size="11pt" fo:language="ca" fo:country="ES" fo:font-style="normal" officeooo:rsid="0079024e" officeooo:paragraph-rsid="0079024e" style:font-size-asian="11pt" style:font-style-asian="normal" style:font-name-complex="Arial" style:font-size-complex="11pt" style:font-style-complex="normal"/>
    </style:style>
    <style:style style:name="P65" style:family="paragraph" style:parent-style-name="Standard" style:list-style-name="L34">
      <style:paragraph-properties fo:text-align="justify" style:justify-single-word="false"/>
      <style:text-properties fo:color="#000000" style:font-name="Arial" fo:font-size="11pt" fo:language="ca" fo:country="ES" fo:font-style="normal" officeooo:rsid="0079cd99" officeooo:paragraph-rsid="0079cd99" style:font-size-asian="11pt" style:font-style-asian="normal" style:font-name-complex="Arial" style:font-size-complex="11pt" style:font-style-complex="normal"/>
    </style:style>
    <style:style style:name="P66" style:family="paragraph" style:parent-style-name="Standard" style:list-style-name="L34">
      <style:paragraph-properties fo:text-align="justify" style:justify-single-word="false"/>
      <style:text-properties officeooo:rsid="0079024e" officeooo:paragraph-rsid="0079024e"/>
    </style:style>
    <style:style style:name="P67"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68" style:family="paragraph" style:parent-style-name="Título_20_1">
      <style:text-properties style:font-size-complex="12pt"/>
    </style:style>
    <style:style style:name="P69" style:family="paragraph" style:parent-style-name="Título_20_1">
      <style:paragraph-properties fo:text-align="justify" style:justify-single-word="false"/>
      <style:text-properties officeooo:paragraph-rsid="006921a5" style:font-size-complex="12pt"/>
    </style:style>
    <style:style style:name="P70" style:family="paragraph" style:parent-style-name="Título_20_1">
      <style:paragraph-properties fo:text-align="center" style:justify-single-word="false" fo:background-color="#c0c0c0">
        <style:background-image/>
      </style:paragraph-properties>
      <style:text-properties officeooo:paragraph-rsid="00589d9e"/>
    </style:style>
    <style:style style:name="P71" style:family="paragraph" style:parent-style-name="Título_20_1">
      <style:paragraph-properties fo:text-align="center" style:justify-single-word="false" fo:background-color="#c0c0c0">
        <style:background-image/>
      </style:paragraph-properties>
      <style:text-properties fo:font-size="16pt" officeooo:paragraph-rsid="00589d9e" style:font-size-asian="16pt" style:font-size-complex="16pt"/>
    </style:style>
    <style:style style:name="P72"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73" style:family="paragraph" style:parent-style-name="Normal_20__28_Web_29_" style:list-style-name="WW8Num27">
      <style:paragraph-properties fo:margin-top="0cm" fo:margin-bottom="0.212cm" loext:contextual-spacing="false" fo:text-align="justify" style:justify-single-word="false"/>
    </style:style>
    <style:style style:name="P74" style:family="paragraph">
      <style:text-properties style:font-name="Liberation Mono" fo:font-size="9pt" style:font-size-asian="9pt" style:font-size-complex="9pt"/>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13fbdc" style:font-size-asian="14pt" style:font-weight-asian="bold"/>
    </style:style>
    <style:style style:name="T7" style:family="text">
      <style:text-properties style:font-name="Arial" fo:font-size="14pt" fo:font-weight="bold" officeooo:rsid="00743eed" style:font-size-asian="14pt" style:font-weight-asian="bold"/>
    </style:style>
    <style:style style:name="T8" style:family="text">
      <style:text-properties officeooo:rsid="0013fbdc"/>
    </style:style>
    <style:style style:name="T9" style:family="text">
      <style:text-properties fo:font-size="16pt" style:font-size-asian="16pt" style:font-size-complex="16pt"/>
    </style:style>
    <style:style style:name="T10" style:family="text">
      <style:text-properties fo:font-size="16pt" officeooo:rsid="0047d216" style:font-size-asian="16pt" style:font-size-complex="16pt"/>
    </style:style>
    <style:style style:name="T11" style:family="text">
      <style:text-properties fo:font-size="10pt" fo:language="ca" fo:country="ES" style:font-size-asian="10pt" style:font-name-complex="Arial"/>
    </style:style>
    <style:style style:name="T12" style:family="text">
      <style:text-properties fo:font-size="10pt" fo:language="ca" fo:country="ES" officeooo:rsid="005f1624" style:font-size-asian="10pt" style:font-name-complex="Arial"/>
    </style:style>
    <style:style style:name="T13" style:family="text">
      <style:text-properties fo:font-size="10pt" fo:language="ca" fo:country="ES" fo:font-weight="bold" style:font-size-asian="10pt" style:font-weight-asian="bold" style:font-name-complex="Arial" style:font-weight-complex="bold"/>
    </style:style>
    <style:style style:name="T14" style:family="text">
      <style:text-properties fo:font-size="10pt" fo:language="ca" fo:country="ES" fo:font-style="italic" style:font-size-asian="10pt" style:font-style-asian="italic" style:font-name-complex="Arial" style:font-style-complex="italic"/>
    </style:style>
    <style:style style:name="T15" style:family="text">
      <style:text-properties fo:font-size="10pt" fo:language="ca" fo:country="ES" fo:background-color="#ffffff" loext:char-shading-value="0" style:font-size-asian="10pt" style:font-name-complex="Arial"/>
    </style:style>
    <style:style style:name="T16" style:family="text">
      <style:text-properties officeooo:rsid="00219516"/>
    </style:style>
    <style:style style:name="T17" style:family="text">
      <style:text-properties officeooo:rsid="0027e25f"/>
    </style:style>
    <style:style style:name="T18" style:family="text">
      <style:text-properties fo:font-style="normal" style:font-style-asian="normal" style:font-style-complex="normal"/>
    </style:style>
    <style:style style:name="T19" style:family="text">
      <style:text-properties fo:font-style="normal" officeooo:rsid="005f2498" style:font-style-asian="normal" style:font-style-complex="normal"/>
    </style:style>
    <style:style style:name="T20" style:family="text">
      <style:text-properties fo:font-style="normal" officeooo:rsid="00760cb0" style:font-style-asian="normal" style:font-style-complex="normal"/>
    </style:style>
    <style:style style:name="T21" style:family="text">
      <style:text-properties fo:background-color="transparent" loext:char-shading-value="0"/>
    </style:style>
    <style:style style:name="T22" style:family="text">
      <style:text-properties officeooo:rsid="0086cbf4" fo:background-color="transparent" loext:char-shading-value="0"/>
    </style:style>
    <style:style style:name="T23" style:family="text">
      <style:text-properties officeooo:rsid="007803f8"/>
    </style:style>
    <style:style style:name="T24" style:family="text">
      <style:text-properties officeooo:rsid="00788c9d"/>
    </style:style>
    <style:style style:name="T25" style:family="text">
      <style:text-properties officeooo:rsid="0079024e"/>
    </style:style>
    <style:style style:name="T26" style:family="text">
      <style:text-properties fo:color="#000000" style:font-name="Arial" fo:font-size="11pt" fo:language="ca" fo:country="ES" fo:font-style="normal" style:font-size-asian="11pt" style:font-style-asian="normal" style:font-name-complex="Arial" style:font-size-complex="11pt" style:font-style-complex="normal"/>
    </style:style>
    <style:style style:name="T27" style:family="text">
      <style:text-properties fo:color="#000000" style:font-name="Arial" fo:font-size="11pt" fo:language="ca" fo:country="ES" fo:font-style="normal" officeooo:rsid="0079cd99" style:font-size-asian="11pt" style:font-style-asian="normal" style:font-name-complex="Arial" style:font-size-complex="11pt" style:font-style-complex="normal"/>
    </style:style>
    <style:style style:name="T28" style:family="text">
      <style:text-properties officeooo:rsid="007ba495"/>
    </style:style>
    <style:style style:name="T29" style:family="text">
      <style:text-properties officeooo:rsid="007e1ccc"/>
    </style:style>
    <style:style style:name="T30" style:family="text">
      <style:text-properties officeooo:rsid="007fceed"/>
    </style:style>
    <style:style style:name="T31" style:family="text">
      <style:text-properties officeooo:rsid="0081aea9"/>
    </style:style>
    <style:style style:name="T32" style:family="text">
      <style:text-properties officeooo:rsid="0083bc84"/>
    </style:style>
    <style:style style:name="T33" style:family="text">
      <style:text-properties officeooo:rsid="008576ba"/>
    </style:style>
    <style:style style:name="T34" style:family="text">
      <style:text-properties officeooo:rsid="0085fcf5"/>
    </style:style>
    <style:style style:name="T35" style:family="text">
      <style:text-properties officeooo:rsid="0086cbf4"/>
    </style:style>
    <style:style style:name="T36" style:family="text">
      <style:text-properties style:font-name="Liberation Mono" fo:font-size="9pt" style:font-size-asian="9pt"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style:style style:name="gr1" style:family="graphic">
      <style:graphic-properties draw:stroke="solid" svg:stroke-color="#000000" draw:fill="none" draw:fill-color="#ffffff" fo:min-height="5.759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5.634cm" fo:padding-top="0.3cm" fo:padding-bottom="0.3cm" fo:padding-left="0.3cm" fo:padding-right="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FGS Desenvolupament d'Aplicacions Multiplataforma</text:p>
      <text:p text:style-name="P40">CFGS Desenvolupament d'Aplicacions Web</text:p>
      <text:p text:style-name="P41"/>
      <text:h text:style-name="P70" text:outline-level="1"><text:span text:style-name="Fuente_20_de_20_párrafo_20_predeter."><text:span text:style-name="T9">Mòdul 3 – Programació. </text:span></text:span><text:span text:style-name="Fuente_20_de_20_párrafo_20_predeter."><text:span text:style-name="T10">Bloc 2</text:span></text:span></text:h>
      <text:h text:style-name="P71" text:outline-level="1">UF2 – Programació modular</text:h>
      <text:p text:style-name="P43">PROJECTE</text:p>
      <text:p text:style-name="P42"><text:span text:style-name="Fuente_20_de_20_párrafo_20_predeter."><text:span text:style-name="T5">(Curs 201</text:span></text:span><text:span text:style-name="Fuente_20_de_20_párrafo_20_predeter."><text:span text:style-name="T7">6</text:span></text:span><text:span text:style-name="Fuente_20_de_20_párrafo_20_predeter."><text:span text:style-name="T5">–1</text:span></text:span><text:span text:style-name="Fuente_20_de_20_párrafo_20_predeter."><text:span text:style-name="T7">7</text:span></text:span><text:span text:style-name="Fuente_20_de_20_párrafo_20_predeter."><text:span text:style-name="T5"> / </text:span></text:span><text:span text:style-name="Fuente_20_de_20_párrafo_20_predeter."><text:span text:style-name="T6">2n</text:span></text:span><text:span text:style-name="Fuente_20_de_20_párrafo_20_predeter."><text:span text:style-name="T5"> semestre)</text:span></text:span></text:p>
      <text:p text:style-name="P44"/>
      <text:p text:style-name="P38"/>
      <text:p text:style-name="P39"/>
      <text:p text:style-name="P49">Presentació i resultats d'aprenentatge</text:p>
      <text:p text:style-name="P45"/>
      <text:p text:style-name="P45">Aquest projecte forma part de l'avaluació continuada <text:s/>i es correspon amb els continguts treballats a la segona unitat formativa del mòdul.</text:p>
      <text:p text:style-name="P45"/>
      <text:p text:style-name="P52"><text:span text:style-name="Fuente_20_de_20_párrafo_20_predeter."><text:span text:style-name="T11">Els </text:span></text:span><text:span text:style-name="Fuente_20_de_20_párrafo_20_predeter."><text:span text:style-name="T13">resultats d'aprenentatge </text:span></text:span><text:span text:style-name="Fuente_20_de_20_párrafo_20_predeter."><text:span text:style-name="T11"><text:s/>que es plantegen són:</text:span></text:span></text:p>
      <text:list xml:id="list5238879133517534995" text:style-name="L33">
        <text:list-item>
          <text:p text:style-name="P63">Analitza els conceptes relacionats amb la programació modular.</text:p>
        </text:list-item>
        <text:list-item>
          <text:p text:style-name="P63">Analitza els avantatges i la necessitat de la programació modular.</text:p>
        </text:list-item>
        <text:list-item>
          <text:p text:style-name="P63">Aplica el concepte d’anàlisi descendent en l’elaboració de programes.</text:p>
        </text:list-item>
        <text:list-item>
          <text:p text:style-name="P63">Modula correctament els programes realitzats.</text:p>
        </text:list-item>
        <text:list-item>
          <text:p text:style-name="P63">Realitza correctament les crides a funcions i la seva parametrització.</text:p>
        </text:list-item>
        <text:list-item>
          <text:p text:style-name="P63">Té en compte l’àmbit de les variables en les crides a les funcions.</text:p>
        </text:list-item>
        <text:list-item>
          <text:p text:style-name="P63">Prova, depura, comenta i documenta els programes.</text:p>
        </text:list-item>
        <text:list-item>
          <text:p text:style-name="P63">Utilitza llibreries en l’elaboració de programes.</text:p>
          <text:p text:style-name="P63"/>
        </text:list-item>
      </text:list>
      <text:p text:style-name="P55">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56">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ext:span text:style-name="T35">d'activitats (A400)</text:span>.</text:p>
      <text:p text:style-name="P55"/>
      <text:p text:style-name="P50">Criteris d’avaluació de<text:span text:style-name="T8">l projecte</text:span></text:p>
      <text:p text:style-name="P45"/>
      <text:p text:style-name="P47"><text:span text:style-name="T21">La qualificació del projecte es troba descrita al pla de treball i també a la presentació de la guia d'activitats </text:span><text:span text:style-name="T22">(A400)</text:span><text:span text:style-name="T21"> que trobareu a l'aula. Allà trobareu també, descrita la ponderació </text:span><text:span text:style-name="T22">d</text:span><text:span text:style-name="T21">el projecte i més concretament </text:span><text:span text:style-name="T22">el valor que </text:span><text:span text:style-name="T21">l'avaluació continuada </text:span><text:span text:style-name="T22">té</text:span><text:span text:style-name="T21"> respecte la qualificació final de la UF2.</text:span></text:p>
      <text:p text:style-name="P48"/>
      <text:p text:style-name="P54">Els criteris que es tindran en compte per avaluar el treball de l’alumnat es troben detallats a les diferents activitats que s'aniran proposant. <text:span text:style-name="T17">A continuació s'explica el context on s'emmarca el projecte, no obstant, les funcionalitats de l'aplicació a desenvolupar es detallaran a cadascuna de les activitats de l'aula.</text:span></text:p>
      <text:p text:style-name="P54"/>
      <text:p text:style-name="P54"><text:soft-page-break/></text:p>
      <text:p text:style-name="P50">Formats de lliurament</text:p>
      <text:p text:style-name="P45"/>
      <text:p text:style-name="P53">En general cada activitat indicarà el format desitjat en el lliurament. Tanmateix, en cas que l'activitat no indiqués el lliurament seguireu les indicacions que figuren aquí:</text:p>
      <text:list xml:id="list1186416612418601643" text:style-name="WW8Num27">
        <text:list-item>
          <text:p text:style-name="P72">Per defecte, els escrits que calgui lliurar, s'escriuran usant el paquet Libreoffice o Open Office.</text:p>
        </text:list-item>
        <text:list-item>
          <text:p text:style-name="P73"><text:span text:style-name="Fuente_20_de_20_párrafo_20_predeter."><text:span text:style-name="T11">El codi es lliurarà en format de text i amb extensió </text:span></text:span><text:span text:style-name="Fuente_20_de_20_párrafo_20_predeter."><text:span text:style-name="T14">.java</text:span></text:span><text:span text:style-name="Fuente_20_de_20_párrafo_20_predeter."><text:span text:style-name="T11">, tal com </text:span></text:span><text:span text:style-name="Fuente_20_de_20_párrafo_20_predeter."><text:span text:style-name="T12">es</text:span></text:span><text:span text:style-name="Fuente_20_de_20_párrafo_20_predeter."><text:span text:style-name="T11"> troba al directori src dels projectes </text:span></text:span><text:span text:style-name="Fuente_20_de_20_párrafo_20_predeter."><text:span text:style-name="T14">netbeans</text:span></text:span><text:span text:style-name="Fuente_20_de_20_párrafo_20_predeter."><text:span text:style-name="T11">. També s'acceptarà l'enviament de tot el projecte netbeans. </text:span></text:span></text:p>
        </text:list-item>
        <text:list-item>
          <text:p text:style-name="P73"><text:span text:style-name="Fuente_20_de_20_párrafo_20_predeter."><text:span text:style-name="T15">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46"/>
      <text:p text:style-name="P50"><text:bookmark-start text:name="__DdeLink__3243_1392924193"/>Context <text:span text:style-name="T16">de l'aplicació a desenvolupar</text:span></text:p>
      <text:h text:style-name="P68" text:outline-level="1"><text:bookmark-end text:name="__DdeLink__3243_1392924193"/></text:h>
      <text:p text:style-name="P12">El gerent del Càmping Fresc S.L. ens ha encarregat d'<text:span text:style-name="T19">implementar un prototipus de programa que ajudi als </text:span><text:span text:style-name="T18">administratius de l'empresa </text:span><text:span text:style-name="T20">a trobar quines parcel·les estan lliures i també</text:span><text:span text:style-name="T18"> a generar les factures dels clients. Per aquest prototipus, no és necessari imprimir la factura ni disposar de les dades dels clients. Només caldrà calcular l'import que el client haurà de pagar en funció de la seva estada i dels serveis que hagi contractat en la seva inscripció <text:s/>mostrar per pantalla el detall dels càlculs.</text:span></text:p>
      <text:p text:style-name="P12"/>
      <text:p text:style-name="P30">Els gerent ens informa que el càmping disposa de 2 tarifes, una de la temporada alta i l'altra de la temporada baixa. Els conceptes i preus detallats a cada tarifa <text:span text:style-name="T25">són</text:span>:</text:p>
      <text:list xml:id="list6571850546327368897" text:style-name="L34">
        <text:list-item>
          <text:p text:style-name="P64">El preu de les parcel·les. En aquest càmping totes les parcel·les tenen la mateixa categoria i per tant només es disposa d'un únic preu per parcel·la. El preu de la tarifa és diari.</text:p>
        </text:list-item>
        <text:list-item>
          <text:p text:style-name="P64">El preu per adult. Per cada adult allotjat en el càmping caldrà abonar la quantitat diària que indiqui la tarifa.</text:p>
        </text:list-item>
        <text:list-item>
          <text:p text:style-name="P64">El preu per menor. Els menors de 14 tindran un preu més reduït. A la tarifa s'indicarà també el preu diari i per menor que cal aplicar. </text:p>
        </text:list-item>
        <text:list-item>
          <text:p text:style-name="P66"><text:span text:style-name="T26">Preu del cotxe. El càmping Fresc S.L. només permet l'entrada d'un cotxe i una motocicleta per parcel·la contractada. A la tarifa s'indicarà el preu </text:span><text:span text:style-name="T27">diari </text:span><text:span text:style-name="T26">que es pagarà </text:span><text:span text:style-name="T27">per entrar el cotxe.</text:span></text:p>
        </text:list-item>
        <text:list-item>
          <text:p text:style-name="P65">Preu de la motocicleta. A la tarifa també s'especificarà el preu diari per entrar una motocicleta. Segons les normes del càmping és possible entrar simultània un cotxe i una moto.</text:p>
        </text:list-item>
        <text:list-item>
          <text:p text:style-name="P65">Preu del servei d'electricitat. Els clients que ho desitgin poden contractar un servei d'electricitat que els donarà dret disposar d'una toma de corrent elèctrica a peu de parcel·la. El preu d'aquest servei es troba detallat a la tarifa i com la resta s'aplicarà per cada dia de l'estada. </text:p>
        </text:list-item>
        <text:list-item>
          <text:p text:style-name="P65">Preu del servei d'aigua corrent. Els clients que ho desitgin poden contractar un servei d'aigua corrent que els donarà dret disposar d'una toma d'aigua a peu de parcel·la. El preu diari d'aquest servei també es detalla a la tarifa.</text:p>
        </text:list-item>
      </text:list>
      <text:p text:style-name="P12"/>
      <text:p text:style-name="P13">Quan arriba un nou client a recepció, se li facilita la llista dels números de les parcel·les que estiguin buides per tal que les vagi a mirar i esculli la que més li agradi. Un cop escollida, el client indica a l'administratiu el número de la parcel·la que vol ocupar i aquest s'ho apunta enregistrant el dia en que s'inicia l'estada, el nombre d'adults i menors que s'hi instal·len, si desitgen entrar el cotxe i/o la motocicleta, si desitgen servei d'electricitat i si volen el servei d'aigua corrent.</text:p>
      <text:p text:style-name="P13"><text:soft-page-break/></text:p>
      <text:p text:style-name="P13">Quan el client decideix marxar, passa per recepció <text:span text:style-name="T23">i l'administratiu li calcula l'import a pagar en funció de la tarifa a aplicar, dels dies que s'hi hagi estat i dels conceptes que se l'hi hagin d'aplicar. En aquest prototipus, no és necessari que la factura desglossi l'IVA. A més, els preus de les tarifes es donen amb l'IVA inclòs i per tant el càlcul es redueix a aplicar la proporcionalitat corresponent al número de dies. </text:span></text:p>
      <text:p text:style-name="P14"/>
      <text:p text:style-name="P14"/>
      <text:p text:style-name="P51">Detalls de la implementació</text:p>
      <text:h text:style-name="P69" text:outline-level="1"/>
      <text:p text:style-name="P32">Tarifes</text:p>
      <text:p text:style-name="P15">En la darrera reunió amb el gerent, s'ha decidit que hi haurà un opció específica a l'aplicació per indicar amb quina tarifa es vol treballar (de temporada alta o de temporada baixa). Un cop escollida una tarifa, aquesta es considerarà vigent fins que no es canviï i per tant tots els càlculs de les facturacions que es realitzin a partir d'un canvi de tarifa es faran aplicant els preus de la seleccionada.</text:p>
      <text:p text:style-name="P15"/>
      <text:p text:style-name="P15">Per tal d'evitar ensurts, en iniciar l'execució de l'aplicació, aquesta preguntarà a l'usuari per la tarifa <text:span text:style-name="T24">que cal assignar com a vigent. L'elecció serà obligatòria i no es permetrà cap altre acció fins que no se n'esculli una. Tot i així, com ja s'ha dit, una de les opcions del programa serà la de canviar la tarifa vigent.</text:span></text:p>
      <text:p text:style-name="P15"/>
      <text:p text:style-name="P17">Pel prototipus que heu d'implementar, es permet que les tarifes estiguin fixades directament al codi per evitar que s'hagi d'implementar un manteniment de les dades. Els preus a aplicar són els <text:span text:style-name="T28">que figuren a la </text:span>taula <text:span text:style-name="T28">següent:</text:span></text:p>
      <text:p text:style-name="P16"/>
      <table:table table:name="Taula2" table:style-name="Taula2">
        <table:table-column table:style-name="Taula2.A" table:number-columns-repeated="3"/>
        <table:table-row>
          <table:table-cell table:style-name="Taula2.A1" office:value-type="string">
            <text:p text:style-name="P58">Concepte</text:p>
          </table:table-cell>
          <table:table-cell table:style-name="Taula2.A1" office:value-type="string">
            <text:p text:style-name="P59">Tarifa alta <text:span text:style-name="T23">(preus per dia)</text:span></text:p>
          </table:table-cell>
          <table:table-cell table:style-name="Taula2.C1" office:value-type="string">
            <text:p text:style-name="P59">Tarifa baixa <text:span text:style-name="T23">(preus per dia)</text:span></text:p>
          </table:table-cell>
        </table:table-row>
        <table:table-row>
          <table:table-cell table:style-name="Taula2.B8" office:value-type="string">
            <text:p text:style-name="P58">Per parcel·la ocupada</text:p>
          </table:table-cell>
          <table:table-cell table:style-name="Taula2.B8" office:value-type="string">
            <text:p text:style-name="P62">15,00 </text:p>
          </table:table-cell>
          <table:table-cell table:style-name="Taula2.C8" office:value-type="string">
            <text:p text:style-name="P62">10,00</text:p>
          </table:table-cell>
        </table:table-row>
        <table:table-row>
          <table:table-cell table:style-name="Taula2.B8" office:value-type="string">
            <text:p text:style-name="P58">Per cada adult</text:p>
          </table:table-cell>
          <table:table-cell table:style-name="Taula2.B8" office:value-type="string">
            <text:p text:style-name="P60">6,80 </text:p>
          </table:table-cell>
          <table:table-cell table:style-name="Taula2.C8" office:value-type="string">
            <text:p text:style-name="P60">4,80</text:p>
          </table:table-cell>
        </table:table-row>
        <table:table-row>
          <table:table-cell table:style-name="Taula2.B8" office:value-type="string">
            <text:p text:style-name="P58">Per cada menor</text:p>
          </table:table-cell>
          <table:table-cell table:style-name="Taula2.B8" office:value-type="string">
            <text:p text:style-name="P60">5,50 </text:p>
          </table:table-cell>
          <table:table-cell table:style-name="Taula2.C8" office:value-type="string">
            <text:p text:style-name="P60">3,75</text:p>
          </table:table-cell>
        </table:table-row>
        <table:table-row>
          <table:table-cell table:style-name="Taula2.B8" office:value-type="string">
            <text:p text:style-name="P58">Dret a entrar un cotxe</text:p>
          </table:table-cell>
          <table:table-cell table:style-name="Taula2.B8" office:value-type="string">
            <text:p text:style-name="P61">6,00 </text:p>
          </table:table-cell>
          <table:table-cell table:style-name="Taula2.C8" office:value-type="string">
            <text:p text:style-name="P61">4,00</text:p>
          </table:table-cell>
        </table:table-row>
        <table:table-row>
          <table:table-cell table:style-name="Taula2.B8" office:value-type="string">
            <text:p text:style-name="P58">Dret a entrar una motocicleta</text:p>
          </table:table-cell>
          <table:table-cell table:style-name="Taula2.B8" office:value-type="string">
            <text:p text:style-name="P60">4,30</text:p>
          </table:table-cell>
          <table:table-cell table:style-name="Taula2.C8" office:value-type="string">
            <text:p text:style-name="P60">2,30</text:p>
          </table:table-cell>
        </table:table-row>
        <table:table-row>
          <table:table-cell table:style-name="Taula2.B8" office:value-type="string">
            <text:p text:style-name="P58">Servei d'electricitat</text:p>
          </table:table-cell>
          <table:table-cell table:style-name="Taula2.B8" office:value-type="string">
            <text:p text:style-name="P60">6,00</text:p>
          </table:table-cell>
          <table:table-cell table:style-name="Taula2.C8" office:value-type="string">
            <text:p text:style-name="P60">5,00</text:p>
          </table:table-cell>
        </table:table-row>
        <table:table-row>
          <table:table-cell table:style-name="Taula2.B8" office:value-type="string">
            <text:p text:style-name="P58">Servei d'aigua corrent</text:p>
          </table:table-cell>
          <table:table-cell table:style-name="Taula2.B8" office:value-type="string">
            <text:p text:style-name="P60">5,00</text:p>
          </table:table-cell>
          <table:table-cell table:style-name="Taula2.C8" office:value-type="string">
            <text:p text:style-name="P60">3,00</text:p>
          </table:table-cell>
        </table:table-row>
      </table:table>
      <text:p text:style-name="P16"/>
      <text:p text:style-name="P11"/>
      <text:p text:style-name="P33">Llistat de parcel·les buides</text:p>
      <text:p text:style-name="P11"/>
      <text:p text:style-name="P18">Actualment, el càmping Fresc, disposa de 218 parcel·les, tot i que aquesta, és una xifra variable, ja que cada any es fan remodelacions i el nombre total d'aquesta pot ser força variable. Se'ns demana <text:span text:style-name="T29">pel prototip fem proves per una total de 15 parcel·les i un cop aprovada la implementació, ja s'ampliarà la quantitat a la xifra disponible en aquell moment.</text:span></text:p>
      <text:p text:style-name="P18"/>
      <text:p text:style-name="P19">La llista de parcel·les buides ha de permetre mostrar per pantalla, quines parcel·les es troben lliures en cada moment. Les parcel·les estan numerades correlativament amb un número que s'inicia amb el valor zero fins arribar al nombre màxim de parcel·les existents en aquell moment. El número correlatiu assignat a les parcel·les es pren com identificador de les mateixes. Així, <text:span text:style-name="T30">es farà </text:span><text:soft-page-break/><text:span text:style-name="T30">servir aquest número com a referent de les parcel·les. El llistat de les buides ha de semblar-se a una pantalla semblant a la següent:</text:span></text:p>
      <text:p text:style-name="P20"><draw:frame text:anchor-type="paragraph" draw:z-index="0" draw:style-name="gr1" draw:text-style-name="P74" svg:width="16.971cm" svg:height="6.36cm" svg:x="0.056cm" svg:y="0.376cm"><draw:text-box><text:p><text:span text:style-name="T36">********************************************************************************</text:span></text:p><text:p><text:span text:style-name="T36">** <text:s text:c="23"/>LLista de parcel·les buides <text:s text:c="24"/>**</text:span></text:p><text:p><text:span text:style-name="T36">********************************************************************************</text:span></text:p><text:p><text:span text:style-name="T36"/></text:p><text:p><text:span text:style-name="T36">Data: <text:s/>12/02/2017 Hora: <text:s/>13:01</text:span></text:p><text:p><text:span text:style-name="T36"/></text:p><text:p><text:span text:style-name="T36">--------------------------------------------------------------------------------</text:span></text:p><text:p><text:span text:style-name="T36">Els números de les parcel·les buides són:</text:span></text:p><text:p><text:span text:style-name="T36"/></text:p><text:p><text:span text:style-name="T36">--------------------------------------------------------------------------------</text:span></text:p><text:p><text:span text:style-name="T36"><text:s text:c="11"/></text:span><text:span text:style-name="T36">0, <text:s text:c="11"/>1, <text:s text:c="11"/>2, <text:s text:c="11"/>3, <text:s text:c="11"/>4</text:span></text:p><text:p><text:span text:style-name="T36"><text:s text:c="11"/></text:span><text:span text:style-name="T36">6, <text:s text:c="11"/>8, <text:s text:c="11"/>9, <text:s text:c="10"/>10, <text:s text:c="10"/>11</text:span></text:p><text:p><text:span text:style-name="T36"><text:s text:c="10"/></text:span><text:span text:style-name="T36">12, <text:s text:c="10"/>14</text:span></text:p><text:p><text:span text:style-name="T36"/></text:p><text:p><text:span text:style-name="T36">--------------------------------------------------------------------------------</text:span></text:p><text:p><text:span text:style-name="T36">prem 'Entrar' per a continuar</text:span></text:p></draw:text-box></draw:frame>És important que al llistat aparegui la data i la hora ja que en temporada alta poden haver grans diferències en qüestió d'hores i fins i tot minuts. A més per evitar un llistat excessivament <text:s text:c="2"/>llarg, es demana d'agrupar les parcel·les de 5 en 5 ocupant una línia per agrupació. L'ordre de les parcel·les pot ser l'ordre natural.</text:p>
      <text:p text:style-name="P20"/>
      <text:p text:style-name="P34">Entrada d'un client</text:p>
      <text:p text:style-name="P21"/>
      <text:p text:style-name="P22">Un cop escollida la parcel·la on es vol instal·lar, s'enregistrarà la seva entrada indicant el número de la parcel·la i la data d'ocupació d'aquesta. A més es demanaran quins conceptes desitgen contractar: nombre d'adults, nombre de menors, si volen entrar cotxe, si volen entrar motocicleta, si desitgen servei d'electricitat i si desitgen servei d'aig<text:span text:style-name="T31">u</text:span>a. <text:span text:style-name="T31">Per aquest prototip, cal suposar que el contracte d'aquest conceptes romandrà inalterable des de la instal·lació del client fins la seva sortida. Ha de ser possible indicar la data de forma manual ja que alguns clients arriben tard, s'instal·len i fins l'endemà no comuniquen la seva decisió. </text:span></text:p>
      <text:p text:style-name="P22"/>
      <text:p text:style-name="P35">Facturació </text:p>
      <text:p text:style-name="P23"><text:s/></text:p>
      <text:p text:style-name="P23">Quan el client vol marxar, ha de passar per recepció on se li calcularà l'import a pagar. Per aconseguir-ho caldrà recuperar els serveis que el client va contractar a l'entrada i aplicar-hi la tarifa en funció dels dies i les quantitats definies per concepte. </text:p>
      <text:p text:style-name="P23"/>
      <text:p text:style-name="P23">A la factura ha de quedar clara la data d'entrada, la data de sortida, els dies transcorreguts des de l'entrada i per cada concepte, el preu unitari, la quantitat contractada i l'import de la factura imputat al concepte. Un possible exemple seria:</text:p>
      <text:p text:style-name="P57"><draw:frame text:anchor-type="paragraph" draw:z-index="1" draw:style-name="gr2" draw:text-style-name="P74" svg:width="16.971cm" svg:height="6.36cm" svg:x="0.056cm" svg:y="0.376cm"><draw:text-box><text:p><text:span text:style-name="T36"/></text:p><text:p><text:span text:style-name="T36">Data d'entrada: 24/02/2017 <text:s text:c="16"/>Data de sortida: 14/03/2017</text:span></text:p><text:p><text:span text:style-name="T36">Nombre de dies a facturar: <text:s/>18</text:span></text:p><text:p><text:span text:style-name="T36">----------------------------------------------------------------------</text:span></text:p><text:p><text:span text:style-name="T36">conceptes a facturar <text:s text:c="3"/>preu unitari per dia <text:s text:c="3"/>total</text:span></text:p><text:p><text:span text:style-name="T36">----------------------------------------------------------------------</text:span></text:p><text:p><text:span text:style-name="T36">Parcel·la: <text:s text:c="19"/>15,00 <text:s text:c="14"/>270,00</text:span></text:p><text:p><text:span text:style-name="T36">Nombre d'adults: <text:s text:c="2"/>4 <text:s text:c="10"/>6,80 <text:s text:c="14"/>489,60</text:span></text:p><text:p><text:span text:style-name="T36">Nombre de menors: <text:s/>4 <text:s text:c="10"/>5,50 <text:s text:c="14"/>396,00</text:span></text:p><text:p><text:span text:style-name="T36">Cotxe <text:s text:c="25"/>6,00 <text:s text:c="14"/>108,00</text:span></text:p><text:p><text:span text:style-name="T36">Motocicleta <text:s text:c="19"/>4,30 <text:s text:c="15"/>77,40</text:span></text:p><text:p><text:span text:style-name="T36">Electricitat <text:s text:c="18"/>6,00 <text:s text:c="14"/>108,00</text:span></text:p><text:p><text:span text:style-name="T36">Aigua <text:s text:c="25"/>5,00 <text:s text:c="15"/>90,00</text:span></text:p><text:p><text:span text:style-name="T36">======================================================================</text:span></text:p><text:p><text:span text:style-name="T36"><text:s text:c="33"/></text:span><text:span text:style-name="T36">Total a pagar: <text:s/>1539,00</text:span></text:p><text:p><text:span text:style-name="T36"/></text:p></draw:text-box></draw:frame></text:p>
      <text:p text:style-name="P24">Pel calcul del nombre de dies, s'aplica el criteri de <text:span text:style-name="T32">nits </text:span>naturals transcorregu<text:span text:style-name="T32">des</text:span> des de la data d'instal·lació fins la data de sortida amb independència de la hora en que es va entrar o la que se surt. Així si un client <text:span text:style-name="T32">entra el dia 20/01/2017 i marxa el 21/01/2017, caldrà calcular que el client ha passat una nit al càmping, és a dir la diferencia en dies que hi ha des de la data inicial a la final.</text:span></text:p>
      <text:p text:style-name="P24"/>
      <text:p text:style-name="P24">Tot i que es valora positivament que el sistema pugui assignar la data del moment, també s'ha de poder indicar de forma manual, perquè alguns clients paguen la nit anterior a la partida. <text:span text:style-name="T33">Aquest fet repercuteix també sobre la desocupació de la parcel·la ja que el pagament no sempre implica la desocupació immediata. D'altra banda, el calcul de la facturació no implica sempre el pagament, ja que hi ha clients que van a consultar la despesa, però sense intenció de marxar. </text:span></text:p>
      <text:p text:style-name="P24"/>
      <text:p text:style-name="P28">Per solucionar aquesta dificultat <text:span text:style-name="T34">es decideix que la desocupació de les parcel·les es podrà independitzar de la facturació. És a dir a l'aplicació hi haurà una opció específica destinada a aquest fet, tot i que des de la opció de facturació també s'ha de poder iniciar el deslliurament de la parcel·la per aquells clients que paguin en el mateix moment de la marxa.</text:span></text:p>
      <text:p text:style-name="P28"/>
      <text:p text:style-name="P29">Normalment, els clients que han pagat amb antelació, avisen en el moment que la seva partida es fa efectiva, però no sempre és així. És per això que es desitja que l'aplicació tingui una manera de llistar les parcel·les que ja estiguin pagades però encara no deslliurades a fi que els guardes puguin comprovar si la partida s'ha fet o no efectiva i es pugui procedir al deslliurament de l parcel·la</text:p>
      <text:p text:style-name="P28"/>
      <text:p text:style-name="P29">Per saber quines parcel·les cal controlar, es proposa enregistrar una marca que indiqui que la parcel·la està pagada i per tant la marxa és imminent. Així després de presentar la factura per pantalla el sistema haurà de preguntar si el client fa el pagament i en cas afirmatiu, si es procedeix a desocupar la parcel·la implicada o si es marca com a pagada.</text:p>
      <text:p text:style-name="P25"/>
      <text:p text:style-name="P36">Llistat de parcel·les pagades a controlar</text:p>
      <text:p text:style-name="P26"/>
      <text:p text:style-name="P29">Aquest procés ha de permetre llistar quines parcel·les cal controlar per veure si el client ha abandonat ja les instal·lacions o no. Periòdicament es passarà el llistat amb els números de parcel·les a controlar als guardes. EL format de la llista serà similar a la llista de parcel·les buides.</text:p>
      <text:p text:style-name="P29"/>
      <text:p text:style-name="P26"/>
      <text:p text:style-name="P37">Desocupació de parcel·les</text:p>
      <text:p text:style-name="P27"><text:soft-page-break/></text:p>
      <text:p text:style-name="P29">La opció de desocupació ha de preguntar pel número de parcel·la que es vol deslliurar i un cop entrat ha de eliminar les dades enregistrades del client antic i deixar la parcel·la com a disponible a fi que surti en el llistat de parcel·les buides.</text:p>
      <text:p text:style-name="P19"/>
      <text:p text:style-name="P19"/>
      <text:p text:style-name="P11"/>
      <text:p text:style-name="P11"/>
      <text:p text:style-name="P11"/>
      <text:p text:style-name="P11"/>
      <text:p text:style-name="P11"/>
      <text:p text:style-name="P1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Liberation Mono2" svg:font-family="'Liberation Mono'" style:font-family-generic="modern" style:font-pitch="fixed"/>
    <style:font-face style:name="Liberation Mono" svg:font-family="'Liberation Mono'" style:font-adornments="Normal" style:font-family-generic="modern" style:font-pitch="fixed"/>
    <style:font-face style:name="Liberation Mono1" svg:font-family="'Liberation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13fb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6</text:page-number></text:span></text:span><text:span text:style-name="Page_20_Number"><text:span text:style-name="MT4"> de </text:span></text:span><text:span text:style-name="Fuente_20_de_20_párrafo_20_predeter."><text:span text:style-name="MT4"><text:page-count style:num-format="1">6</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225XM03B2_Projecte_Enunciat_1516S<text:span text:style-name="MT5">2</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7-02-14T20:01:27.561589548</dc:date>
    <meta:editing-cycles>94</meta:editing-cycles>
    <meta:editing-duration>P1DT13H31M</meta:editing-duration>
    <dc:creator>Josep Bornas</dc:creator>
    <meta:document-statistic meta:table-count="3" meta:image-count="0" meta:object-count="0" meta:page-count="6" meta:paragraph-count="95" meta:word-count="2070" meta:character-count="12257" meta:non-whitespace-character-count="10279"/>
    <meta:user-defined meta:name="Info 1"/>
    <meta:user-defined meta:name="Info 2"/>
    <meta:user-defined meta:name="Info 3"/>
    <meta:user-defined meta:name="Info 4"/>
    <meta:template xlink:type="simple" xlink:actuate="onRequest" xlink:title="" xlink:href="Normal"/>
  </office:meta>
</office:document-meta>
</file>